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Погрешность МПИ" draw:style-name="gr1" draw:text-style-name="P1" svg:width="4.7709in" svg:height="3.1047in" svg:x="3.8362in" svg:y="0.376in">
            <draw:object draw:notify-on-update-of-ranges="Sheet1.A3:Sheet1.A19 Sheet1.C3:Sheet1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ПогрешностьМПИ</svg:title>
          </draw:frame>
          <draw:frame draw:z-index="1" draw:style-name="gr1" draw:text-style-name="P1" svg:width="5.3594in" svg:height="3.0146in" svg:x="8.9831in" svg:y="0.4575in">
            <draw:object draw:notify-on-update-of-ranges="Sheet1.A3:Sheet1.A19 Sheet1.B3:Sheet1.B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7409in" svg:height="2.6665in" svg:x="5.7957in" svg:y="3.9185in">
            <draw:object draw:notify-on-update-of-ranges="Sheet1.A21:Sheet1.A37 Sheet1.C21:Sheet1.C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2177in" svg:height="2.9346in" svg:x="10.4138in" svg:y="3.9504in">
            <draw:object draw:notify-on-update-of-ranges="Sheet1.A21:Sheet1.A38 Sheet1.B21:Sheet1.B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in" svg:height="3.5449in" svg:x="0.8126in" svg:y="6.7134in">
            <draw:object draw:notify-on-update-of-ranges="Sheet1.H42:Sheet1.H67 Sheet1.A21:Sheet1.A37 Sheet1.C21:Sheet1.C37 Sheet1.A3:Sheet1.A19 Sheet1.C3:Sheet1.C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in" svg:height="3.5449in" svg:x="7.9028in" svg:y="6.6303in">
            <draw:object draw:notify-on-update-of-ranges="Sheet1.B21:Sheet1.B37 Sheet1.A3:Sheet1.A19 Sheet1.B3:Sheet1.B19 Sheet1.A21:Sheet1.A37 Sheet1.B21:Sheet1.B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3.8992in" svg:y="10.65in">
            <draw:object draw:notify-on-update-of-ranges="Sheet1.A65:Sheet1.A73 Sheet1.C65:Sheet1.C7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3.9307in" svg:y="14.7602in">
            <draw:object draw:notify-on-update-of-ranges="Sheet1.A87:Sheet1.A95 Sheet1.C87:Sheet1.C9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mple 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9" calcext:value-type="float">
            <text:p>359</text:p>
          </table:table-cell>
          <table:table-cell office:value-type="float" office:value="0.141966" calcext:value-type="float">
            <text:p>0.1419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11" calcext:value-type="float">
            <text:p>1211</text:p>
          </table:table-cell>
          <table:table-cell office:value-type="float" office:value="0.103882" calcext:value-type="float">
            <text:p>0.1038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98" calcext:value-type="float">
            <text:p>2498</text:p>
          </table:table-cell>
          <table:table-cell office:value-type="float" office:value="0.0791833" calcext:value-type="float">
            <text:p>0.07918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85" calcext:value-type="float">
            <text:p>4185</text:p>
          </table:table-cell>
          <table:table-cell office:value-type="float" office:value="0.063621" calcext:value-type="float">
            <text:p>0.0636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51" calcext:value-type="float">
            <text:p>6251</text:p>
          </table:table-cell>
          <table:table-cell office:value-type="float" office:value="0.0530618" calcext:value-type="float">
            <text:p>0.05306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677" calcext:value-type="float">
            <text:p>8677</text:p>
          </table:table-cell>
          <table:table-cell office:value-type="float" office:value="0.0454689" calcext:value-type="float">
            <text:p>0.04546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450" calcext:value-type="float">
            <text:p>11450</text:p>
          </table:table-cell>
          <table:table-cell office:value-type="float" office:value="0.0397598" calcext:value-type="float">
            <text:p>0.03975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56" calcext:value-type="float">
            <text:p>14556</text:p>
          </table:table-cell>
          <table:table-cell office:value-type="float" office:value="0.035316" calcext:value-type="float">
            <text:p>0.0353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985" calcext:value-type="float">
            <text:p>17985</text:p>
          </table:table-cell>
          <table:table-cell office:value-type="float" office:value="0.0317611" calcext:value-type="float">
            <text:p>0.03176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728" calcext:value-type="float">
            <text:p>21728</text:p>
          </table:table-cell>
          <table:table-cell office:value-type="float" office:value="0.0288538" calcext:value-type="float">
            <text:p>0.028853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776" calcext:value-type="float">
            <text:p>25776</text:p>
          </table:table-cell>
          <table:table-cell office:value-type="float" office:value="0.0264324" calcext:value-type="float">
            <text:p>0.02643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121" calcext:value-type="float">
            <text:p>30121</text:p>
          </table:table-cell>
          <table:table-cell office:value-type="float" office:value="0.024385" calcext:value-type="float">
            <text:p>0.0243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4756" calcext:value-type="float">
            <text:p>34756</text:p>
          </table:table-cell>
          <table:table-cell office:value-type="float" office:value="0.0226313" calcext:value-type="float">
            <text:p>0.02263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9676" calcext:value-type="float">
            <text:p>39676</text:p>
          </table:table-cell>
          <table:table-cell office:value-type="float" office:value="0.0211124" calcext:value-type="float">
            <text:p>0.02111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4873" calcext:value-type="float">
            <text:p>44873</text:p>
          </table:table-cell>
          <table:table-cell office:value-type="float" office:value="0.0197842" calcext:value-type="float">
            <text:p>0.019784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0343" calcext:value-type="float">
            <text:p>50343</text:p>
          </table:table-cell>
          <table:table-cell office:value-type="float" office:value="0.018613" calcext:value-type="float">
            <text:p>0.01861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6080" calcext:value-type="float">
            <text:p>56080</text:p>
          </table:table-cell>
          <table:table-cell office:value-type="float" office:value="0.0175726" calcext:value-type="float">
            <text:p>0.01757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office:value-type="float" office:value="0.141966" calcext:value-type="float">
            <text:p>0.1419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2" calcext:value-type="float">
            <text:p>642</text:p>
          </table:table-cell>
          <table:table-cell office:value-type="float" office:value="0.103882" calcext:value-type="float">
            <text:p>0.1038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23" calcext:value-type="float">
            <text:p>1323</text:p>
          </table:table-cell>
          <table:table-cell office:value-type="float" office:value="0.0791834" calcext:value-type="float">
            <text:p>0.07918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19" calcext:value-type="float">
            <text:p>2219</text:p>
          </table:table-cell>
          <table:table-cell office:value-type="float" office:value="0.0636211" calcext:value-type="float">
            <text:p>0.06362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18" calcext:value-type="float">
            <text:p>3318</text:p>
          </table:table-cell>
          <table:table-cell office:value-type="float" office:value="0.0530619" calcext:value-type="float">
            <text:p>0.05306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12" calcext:value-type="float">
            <text:p>4612</text:p>
          </table:table-cell>
          <table:table-cell office:value-type="float" office:value="0.0454691" calcext:value-type="float">
            <text:p>0.045469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92" calcext:value-type="float">
            <text:p>6092</text:p>
          </table:table-cell>
          <table:table-cell office:value-type="float" office:value="0.03976" calcext:value-type="float">
            <text:p>0.039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754" calcext:value-type="float">
            <text:p>7754</text:p>
          </table:table-cell>
          <table:table-cell office:value-type="float" office:value="0.0353162" calcext:value-type="float">
            <text:p>0.03531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91" calcext:value-type="float">
            <text:p>9591</text:p>
          </table:table-cell>
          <table:table-cell office:value-type="float" office:value="0.0317613" calcext:value-type="float">
            <text:p>0.03176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599" calcext:value-type="float">
            <text:p>11599</text:p>
          </table:table-cell>
          <table:table-cell office:value-type="float" office:value="0.028854" calcext:value-type="float">
            <text:p>0.02885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773" calcext:value-type="float">
            <text:p>13773</text:p>
          </table:table-cell>
          <table:table-cell office:value-type="float" office:value="0.0264327" calcext:value-type="float">
            <text:p>0.026432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110" calcext:value-type="float">
            <text:p>16110</text:p>
          </table:table-cell>
          <table:table-cell office:value-type="float" office:value="0.0243853" calcext:value-type="float">
            <text:p>0.024385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606" calcext:value-type="float">
            <text:p>18606</text:p>
          </table:table-cell>
          <table:table-cell office:value-type="float" office:value="0.0226316" calcext:value-type="float">
            <text:p>0.02263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59" calcext:value-type="float">
            <text:p>21259</text:p>
          </table:table-cell>
          <table:table-cell office:value-type="float" office:value="0.0211128" calcext:value-type="float">
            <text:p>0.02111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064" calcext:value-type="float">
            <text:p>24064</text:p>
          </table:table-cell>
          <table:table-cell office:value-type="float" office:value="0.0197846" calcext:value-type="float">
            <text:p>0.01978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7020" calcext:value-type="float">
            <text:p>27020</text:p>
          </table:table-cell>
          <table:table-cell office:value-type="float" office:value="0.0186135" calcext:value-type="float">
            <text:p>0.018613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0123" calcext:value-type="float">
            <text:p>30123</text:p>
          </table:table-cell>
          <table:table-cell office:value-type="float" office:value="0.017573" calcext:value-type="float">
            <text:p>0.017573</text:p>
          </table:table-cell>
        </table:table-row>
        <table:table-row table:style-name="ro1" table:number-rows-repeated="27"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1966" calcext:value-type="float">
            <text:p>0.141966</text:p>
          </table:table-cell>
          <table:table-cell table:formula="of:=[.B65]/1.4" office:value-type="float" office:value="0.101404285714286" calcext:value-type="float">
            <text:p>0.1014042857142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03882" calcext:value-type="float">
            <text:p>0.103882</text:p>
          </table:table-cell>
          <table:table-cell table:formula="of:=[.B66]/1.4" office:value-type="float" office:value="0.0742014285714286" calcext:value-type="float">
            <text:p>0.07420142857142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91834" calcext:value-type="float">
            <text:p>0.0791834</text:p>
          </table:table-cell>
          <table:table-cell table:formula="of:=[.B67]/1.4" office:value-type="float" office:value="0.0565595714285714" calcext:value-type="float">
            <text:p>0.05655957142857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36212" calcext:value-type="float">
            <text:p>0.0636212</text:p>
          </table:table-cell>
          <table:table-cell table:formula="of:=[.B68]/1.4" office:value-type="float" office:value="0.0454437142857143" calcext:value-type="float">
            <text:p>0.04544371428571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53062" calcext:value-type="float">
            <text:p>0.053062</text:p>
          </table:table-cell>
          <table:table-cell table:formula="of:=[.B69]/1.4" office:value-type="float" office:value="0.0379014285714286" calcext:value-type="float">
            <text:p>0.03790142857142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454692" calcext:value-type="float">
            <text:p>0.0454692</text:p>
          </table:table-cell>
          <table:table-cell table:formula="of:=[.B70]/1.4" office:value-type="float" office:value="0.032478" calcext:value-type="float">
            <text:p>0.0324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97602" calcext:value-type="float">
            <text:p>0.0397602</text:p>
          </table:table-cell>
          <table:table-cell table:formula="of:=[.B71]/1.4" office:value-type="float" office:value="0.0284001428571429" calcext:value-type="float">
            <text:p>0.02840014285714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53164" calcext:value-type="float">
            <text:p>0.0353164</text:p>
          </table:table-cell>
          <table:table-cell table:formula="of:=[.B72]/1.4" office:value-type="float" office:value="0.025226" calcext:value-type="float">
            <text:p>0.0252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17615" calcext:value-type="float">
            <text:p>0.0317615</text:p>
          </table:table-cell>
          <table:table-cell table:formula="of:=[.B73]/1.4" office:value-type="float" office:value="0.0226867857142857" calcext:value-type="float">
            <text:p>0.0226867857142857</text:p>
          </table:table-cell>
        </table:table-row>
        <table:table-row table:style-name="ro1" table:number-rows-repeated="13"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1966" calcext:value-type="float">
            <text:p>0.141966</text:p>
          </table:table-cell>
          <table:table-cell table:formula="of:=[.B87]/10 + 0.00223" office:value-type="float" office:value="0.0164266" calcext:value-type="float">
            <text:p>0.01642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03882" calcext:value-type="float">
            <text:p>0.103882</text:p>
          </table:table-cell>
          <table:table-cell table:formula="of:=[.B88]/10 + 0.00223" office:value-type="float" office:value="0.0126182" calcext:value-type="float">
            <text:p>0.012618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791834" calcext:value-type="float">
            <text:p>0.0791834</text:p>
          </table:table-cell>
          <table:table-cell table:formula="of:=[.B89]/10 + 0.00223" office:value-type="float" office:value="0.01014834" calcext:value-type="float">
            <text:p>0.010148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636212" calcext:value-type="float">
            <text:p>0.0636212</text:p>
          </table:table-cell>
          <table:table-cell table:formula="of:=[.B90]/10 + 0.00223" office:value-type="float" office:value="0.00859212" calcext:value-type="float">
            <text:p>0.0085921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53062" calcext:value-type="float">
            <text:p>0.053062</text:p>
          </table:table-cell>
          <table:table-cell table:formula="of:=[.B91]/10 + 0.00223" office:value-type="float" office:value="0.0075362" calcext:value-type="float">
            <text:p>0.007536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454692" calcext:value-type="float">
            <text:p>0.0454692</text:p>
          </table:table-cell>
          <table:table-cell table:formula="of:=[.B92]/10 + 0.00223" office:value-type="float" office:value="0.00677692" calcext:value-type="float">
            <text:p>0.0067769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397602" calcext:value-type="float">
            <text:p>0.0397602</text:p>
          </table:table-cell>
          <table:table-cell table:formula="of:=[.B93]/10 + 0.00223" office:value-type="float" office:value="0.00620602" calcext:value-type="float">
            <text:p>0.0062060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353164" calcext:value-type="float">
            <text:p>0.0353164</text:p>
          </table:table-cell>
          <table:table-cell table:formula="of:=[.B94]/10 + 0.00223" office:value-type="float" office:value="0.00576164" calcext:value-type="float">
            <text:p>0.0057616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317615" calcext:value-type="float">
            <text:p>0.0317615</text:p>
          </table:table-cell>
          <table:table-cell table:formula="of:=[.B95]/10 + 0.00223" office:value-type="float" office:value="0.00540615" calcext:value-type="float">
            <text:p>0.005406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11:24:23.105975645</meta:creation-date>
    <dc:date>2023-04-21T14:56:41.274155836</dc:date>
    <meta:editing-duration>PT2H24M50S</meta:editing-duration>
    <meta:editing-cycles>2</meta:editing-cycles>
    <meta:generator>LibreOffice/7.5.2.2$Linux_X86_64 LibreOffice_project/50$Build-2</meta:generator>
    <meta:document-statistic meta:table-count="1" meta:cell-count="160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19cm" svg:height="7.887cm" xlink:href=".." xlink:type="simple" chart:class="chart:scatter" chart:style-name="ch1">
        <chart:title svg:x="4.044cm" svg:y="0.293cm" chart:style-name="ch2">
          <text:p>Погрешность МПИ</text:p>
        </chart:title>
        <chart:plot-area chart:style-name="ch3" table:cell-range-address="Sheet1.A3:Sheet1.A19 Sheet1.C3:Sheet1.C19" chart:data-source-has-labels="row" svg:x="1.253cm" svg:y="1.229cm" svg:width="10.624cm" svg:height="5.52cm">
          <chart:coordinate-region svg:x="2.165cm" svg:y="1.428cm" svg:width="9.432cm" svg:height="4.674cm"/>
          <chart:axis chart:dimension="x" chart:name="primary-x" chart:style-name="ch4">
            <chart:title svg:x="6.389cm" svg:y="6.906cm" chart:style-name="ch5">
              <text:p>N</text:p>
            </chart:title>
          </chart:axis>
          <chart:axis chart:dimension="y" chart:name="primary-y" chart:style-name="ch6">
            <chart:title svg:x="0.451cm" svg:y="5.038cm" chart:style-name="ch7">
              <text:p>Погрешность</text:p>
            </chart:title>
            <chart:grid chart:style-name="ch8" chart:class="major"/>
          </chart:axis>
          <chart:series chart:style-name="ch9" chart:values-cell-range-address="Sheet1.C3:Sheet1.C19" loext:label-string="мпи" chart:class="chart:scatter">
            <chart:domain table:cell-range-address="Sheet1.A3:Sheet1.A19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мпи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3:Sheet1.A19</svg:desc>
                </draw:g>
              </table:table-cell>
              <table:table-cell office:value-type="float" office:value="0.141966">
                <text:p>0.141966</text:p>
                <draw:g>
                  <svg:desc>Sheet1.C3:Sheet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103882">
                <text:p>0.103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791833">
                <text:p>0.0791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63621">
                <text:p>0.063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530618">
                <text:p>0.05306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454689">
                <text:p>0.04546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397598">
                <text:p>0.03975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35316">
                <text:p>0.035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317611">
                <text:p>0.03176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288538">
                <text:p>0.0288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0264324">
                <text:p>0.02643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24385">
                <text:p>0.024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226313">
                <text:p>0.02263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0211124">
                <text:p>0.02111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197842">
                <text:p>0.01978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018613">
                <text:p>0.0186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0175726">
                <text:p>0.01757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614cm" svg:height="7.658cm" xlink:href=".." xlink:type="simple" chart:class="chart:scatter" chart:style-name="ch1">
        <chart:plot-area chart:style-name="ch2" table:cell-range-address="Sheet1.A3:Sheet1.B19" svg:x="1.283cm" svg:y="0.153cm" svg:width="12.059cm" svg:height="6.371cm">
          <chart:coordinate-region svg:x="2.46cm" svg:y="0.352cm" svg:width="10.602cm" svg:height="5.525cm"/>
          <chart:axis chart:dimension="x" chart:name="primary-x" chart:style-name="ch3">
            <chart:title svg:x="7.136cm" svg:y="6.677cm" chart:style-name="ch4">
              <text:p>N</text:p>
            </chart:title>
            <chart:grid chart:style-name="ch5" chart:class="major"/>
          </chart:axis>
          <chart:axis chart:dimension="y" chart:name="primary-y" chart:style-name="ch6">
            <chart:title svg:x="0.451cm" svg:y="4.612cm" chart:style-name="ch7">
              <text:p>Число итераций</text:p>
            </chart:title>
            <chart:grid chart:style-name="ch5" chart:class="major"/>
          </chart:axis>
          <chart:series chart:style-name="ch8" chart:values-cell-range-address="Sheet1.B3:Sheet1.B19" chart:class="chart:scatter">
            <chart:domain table:cell-range-address="Sheet1.A3:Sheet1.A19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3:Sheet1.A19</svg:desc>
                </draw:g>
              </table:table-cell>
              <table:table-cell office:value-type="float" office:value="359">
                <text:p>359</text:p>
                <draw:g>
                  <svg:desc>Sheet1.B3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185">
                <text:p>4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6251">
                <text:p>6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8677">
                <text:p>86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1450">
                <text:p>114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556">
                <text:p>14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7985">
                <text:p>17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1728">
                <text:p>21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25776">
                <text:p>257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30121">
                <text:p>30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34756">
                <text:p>347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39676">
                <text:p>39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44873">
                <text:p>44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50343">
                <text:p>503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56080">
                <text:p>560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43cm" svg:height="6.774cm" xlink:href=".." xlink:type="simple" chart:class="chart:scatter" chart:style-name="ch1">
        <chart:plot-area chart:style-name="ch2" table:cell-range-address="Sheet1.A21:Sheet1.A37 Sheet1.C21:Sheet1.C37" svg:x="1.251cm" svg:y="0.135cm" svg:width="10.552cm" svg:height="5.523cm">
          <chart:coordinate-region svg:x="2.163cm" svg:y="0.334cm" svg:width="9.36cm" svg:height="4.677cm"/>
          <chart:axis chart:dimension="x" chart:name="primary-x" chart:style-name="ch3">
            <chart:title svg:x="6.351cm" svg:y="5.793cm" chart:style-name="ch4">
              <text:p>N</text:p>
            </chart:title>
          </chart:axis>
          <chart:axis chart:dimension="y" chart:name="primary-y" chart:style-name="ch5">
            <chart:title svg:x="0.451cm" svg:y="3.945cm" chart:style-name="ch6">
              <text:p>Погрешность</text:p>
            </chart:title>
            <chart:grid chart:style-name="ch7" chart:class="major"/>
          </chart:axis>
          <chart:series chart:style-name="ch8" chart:values-cell-range-address="Sheet1.C21:Sheet1.C37" chart:class="chart:scatter">
            <chart:domain table:cell-range-address="Sheet1.A21:Sheet1.A37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1:Sheet1.A37</svg:desc>
                </draw:g>
              </table:table-cell>
              <table:table-cell office:value-type="float" office:value="0.141966">
                <text:p>0.141966</text:p>
                <draw:g>
                  <svg:desc>Sheet1.C21:Sheet1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103882">
                <text:p>0.103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791834">
                <text:p>0.0791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636211">
                <text:p>0.0636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530619">
                <text:p>0.0530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454691">
                <text:p>0.0454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3976">
                <text:p>0.03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353162">
                <text:p>0.03531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317613">
                <text:p>0.03176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28854">
                <text:p>0.0288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0264327">
                <text:p>0.02643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243853">
                <text:p>0.02438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226316">
                <text:p>0.0226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0211128">
                <text:p>0.0211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197846">
                <text:p>0.01978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0186135">
                <text:p>0.0186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017573">
                <text:p>0.0175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54cm" svg:height="7.455cm" xlink:href=".." xlink:type="simple" chart:class="chart:scatter" chart:style-name="ch1">
        <chart:plot-area chart:style-name="ch2" table:cell-range-address="Sheet1.A21:Sheet1.A38 Sheet1.B21:Sheet1.B37" svg:x="1.276cm" svg:y="0.149cm" svg:width="11.713cm" svg:height="6.176cm">
          <chart:coordinate-region svg:x="2.453cm" svg:y="0.348cm" svg:width="10.256cm" svg:height="5.33cm"/>
          <chart:axis chart:dimension="x" chart:name="primary-x" chart:style-name="ch3">
            <chart:title svg:x="6.956cm" svg:y="6.474cm" chart:style-name="ch4">
              <text:p>N</text:p>
            </chart:title>
          </chart:axis>
          <chart:axis chart:dimension="y" chart:name="primary-y" chart:style-name="ch5">
            <chart:title svg:x="0.451cm" svg:y="4.511cm" chart:style-name="ch6">
              <text:p>Число итераций</text:p>
            </chart:title>
            <chart:grid chart:style-name="ch7" chart:class="major"/>
          </chart:axis>
          <chart:series chart:style-name="ch8" chart:values-cell-range-address="Sheet1.B21:Sheet1.B37" chart:class="chart:scatter">
            <chart:domain table:cell-range-address="Sheet1.A21:Sheet1.A38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1:Sheet1.A38</svg:desc>
                </draw:g>
              </table:table-cell>
              <table:table-cell office:value-type="float" office:value="191">
                <text:p>191</text:p>
                <draw:g>
                  <svg:desc>Sheet1.B21:Sheet1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4612">
                <text:p>4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591">
                <text:p>9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1599">
                <text:p>115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3773">
                <text:p>137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6110">
                <text:p>16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8606">
                <text:p>186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1259">
                <text:p>212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24064">
                <text:p>240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27020">
                <text:p>270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30123">
                <text:p>30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045cm" svg:y="3.954cm" style:legend-expansion="high" chart:style-name="ch2"/>
        <chart:plot-area chart:style-name="ch3" table:cell-range-address="Sheet1.H42:Sheet1.H67 Sheet1.A21:Sheet1.A37 Sheet1.C21:Sheet1.C37 Sheet1.C3:Sheet1.C19" chart:data-source-has-labels="both" svg:x="0.319cm" svg:y="0.18cm" svg:width="13.407cm" svg:height="8.645cm">
          <chart:coordinate-region svg:x="1.231cm" svg:y="0.379cm" svg:width="12.215cm" svg:height="7.799cm"/>
          <chart:axis chart:dimension="x" chart:name="primary-x" chart:style-name="ch4" chartooo:axis-type="auto">
            <chart:categories table:cell-range-address="Sheet1.H42:Sheet1.H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1:Sheet1.C37" loext:label-string="sor" chart:class="chart:scatter">
            <chart:domain table:cell-range-address="Sheet1.A21:Sheet1.A37"/>
            <chart:data-point chart:repeated="17"/>
          </chart:series>
          <chart:series chart:style-name="ch8" chart:values-cell-range-address="Sheet1.C3:Sheet1.C19" loext:label-string="мпи" chart:class="chart:scatter">
            <chart:domain table:cell-range-address="Sheet1.A3:Sheet1.A19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or</text:p>
              </table:table-cell>
              <table:table-cell office:value-type="string">
                <text:p>Column A</text:p>
              </table:table-cell>
              <table:table-cell office:value-type="string">
                <text:p>мпи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H42:Sheet1.H67</svg:desc>
                </draw:g>
              </table:table-cell>
              <table:table-cell office:value-type="float" office:value="10">
                <text:p>10</text:p>
                <draw:g>
                  <svg:desc>Sheet1.A21:Sheet1.A37</svg:desc>
                </draw:g>
              </table:table-cell>
              <table:table-cell office:value-type="float" office:value="0.141966">
                <text:p>0.141966</text:p>
                <draw:g>
                  <svg:desc>Sheet1.C21:Sheet1.C37</svg:desc>
                </draw:g>
              </table:table-cell>
              <table:table-cell office:value-type="float" office:value="10">
                <text:p>10</text:p>
                <draw:g>
                  <svg:desc>Sheet1.A3:Sheet1.A19</svg:desc>
                </draw:g>
              </table:table-cell>
              <table:table-cell office:value-type="float" office:value="0.141966">
                <text:p>0.141966</text:p>
                <draw:g>
                  <svg:desc>Sheet1.C3:Sheet1.C1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0.103882">
                <text:p>0.103882</text:p>
              </table:table-cell>
              <table:table-cell office:value-type="float" office:value="20">
                <text:p>20</text:p>
              </table:table-cell>
              <table:table-cell office:value-type="float" office:value="0.103882">
                <text:p>0.103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0.0791834">
                <text:p>0.0791834</text:p>
              </table:table-cell>
              <table:table-cell office:value-type="float" office:value="30">
                <text:p>30</text:p>
              </table:table-cell>
              <table:table-cell office:value-type="float" office:value="0.0791833">
                <text:p>0.0791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0.0636211">
                <text:p>0.0636211</text:p>
              </table:table-cell>
              <table:table-cell office:value-type="float" office:value="40">
                <text:p>40</text:p>
              </table:table-cell>
              <table:table-cell office:value-type="float" office:value="0.063621">
                <text:p>0.063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0.0530619">
                <text:p>0.0530619</text:p>
              </table:table-cell>
              <table:table-cell office:value-type="float" office:value="50">
                <text:p>50</text:p>
              </table:table-cell>
              <table:table-cell office:value-type="float" office:value="0.0530618">
                <text:p>0.0530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0.0454691">
                <text:p>0.0454691</text:p>
              </table:table-cell>
              <table:table-cell office:value-type="float" office:value="60">
                <text:p>60</text:p>
              </table:table-cell>
              <table:table-cell office:value-type="float" office:value="0.0454689">
                <text:p>0.0454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0.03976">
                <text:p>0.03976</text:p>
              </table:table-cell>
              <table:table-cell office:value-type="float" office:value="70">
                <text:p>70</text:p>
              </table:table-cell>
              <table:table-cell office:value-type="float" office:value="0.0397598">
                <text:p>0.0397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0.0353162">
                <text:p>0.0353162</text:p>
              </table:table-cell>
              <table:table-cell office:value-type="float" office:value="80">
                <text:p>80</text:p>
              </table:table-cell>
              <table:table-cell office:value-type="float" office:value="0.035316">
                <text:p>0.035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0.0317613">
                <text:p>0.0317613</text:p>
              </table:table-cell>
              <table:table-cell office:value-type="float" office:value="90">
                <text:p>90</text:p>
              </table:table-cell>
              <table:table-cell office:value-type="float" office:value="0.0317611">
                <text:p>0.0317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0.028854">
                <text:p>0.028854</text:p>
              </table:table-cell>
              <table:table-cell office:value-type="float" office:value="100">
                <text:p>100</text:p>
              </table:table-cell>
              <table:table-cell office:value-type="float" office:value="0.0288538">
                <text:p>0.0288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">
                <text:p>110</text:p>
              </table:table-cell>
              <table:table-cell office:value-type="float" office:value="0.0264327">
                <text:p>0.0264327</text:p>
              </table:table-cell>
              <table:table-cell office:value-type="float" office:value="110">
                <text:p>110</text:p>
              </table:table-cell>
              <table:table-cell office:value-type="float" office:value="0.0264324">
                <text:p>0.0264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0.0243853">
                <text:p>0.0243853</text:p>
              </table:table-cell>
              <table:table-cell office:value-type="float" office:value="120">
                <text:p>120</text:p>
              </table:table-cell>
              <table:table-cell office:value-type="float" office:value="0.024385">
                <text:p>0.0243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">
                <text:p>130</text:p>
              </table:table-cell>
              <table:table-cell office:value-type="float" office:value="0.0226316">
                <text:p>0.0226316</text:p>
              </table:table-cell>
              <table:table-cell office:value-type="float" office:value="130">
                <text:p>130</text:p>
              </table:table-cell>
              <table:table-cell office:value-type="float" office:value="0.0226313">
                <text:p>0.0226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  <table:table-cell office:value-type="float" office:value="0.0211128">
                <text:p>0.0211128</text:p>
              </table:table-cell>
              <table:table-cell office:value-type="float" office:value="140">
                <text:p>140</text:p>
              </table:table-cell>
              <table:table-cell office:value-type="float" office:value="0.0211124">
                <text:p>0.0211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">
                <text:p>150</text:p>
              </table:table-cell>
              <table:table-cell office:value-type="float" office:value="0.0197846">
                <text:p>0.0197846</text:p>
              </table:table-cell>
              <table:table-cell office:value-type="float" office:value="150">
                <text:p>150</text:p>
              </table:table-cell>
              <table:table-cell office:value-type="float" office:value="0.0197842">
                <text:p>0.0197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0.0186135">
                <text:p>0.0186135</text:p>
              </table:table-cell>
              <table:table-cell office:value-type="float" office:value="160">
                <text:p>160</text:p>
              </table:table-cell>
              <table:table-cell office:value-type="float" office:value="0.018613">
                <text:p>0.018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">
                <text:p>170</text:p>
              </table:table-cell>
              <table:table-cell office:value-type="float" office:value="0.017573">
                <text:p>0.017573</text:p>
              </table:table-cell>
              <table:table-cell office:value-type="float" office:value="170">
                <text:p>170</text:p>
              </table:table-cell>
              <table:table-cell office:value-type="float" office:value="0.0175726">
                <text:p>0.01757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045cm" svg:y="3.954cm" style:legend-expansion="high" chart:style-name="ch2"/>
        <chart:plot-area chart:style-name="ch3" table:cell-range-address="Sheet1.B21:Sheet1.B37 Sheet1.A3:Sheet1.B19" chart:data-source-has-labels="both" svg:x="0.319cm" svg:y="0.18cm" svg:width="13.407cm" svg:height="8.645cm">
          <chart:coordinate-region svg:x="1.496cm" svg:y="0.379cm" svg:width="11.95cm" svg:height="7.799cm"/>
          <chart:axis chart:dimension="x" chart:name="primary-x" chart:style-name="ch4" chartooo:axis-type="auto">
            <chart:categories table:cell-range-address="Sheet1.B21:Sheet1.B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9" loext:label-string="мпи" chart:class="chart:scatter">
            <chart:domain table:cell-range-address="Sheet1.A3:Sheet1.A19"/>
            <chart:data-point chart:repeated="17"/>
          </chart:series>
          <chart:series chart:style-name="ch7" chart:values-cell-range-address="Sheet1.B21:Sheet1.B37" loext:label-string="sor" chart:class="chart:scatter">
            <chart:domain table:cell-range-address="Sheet1.A21:Sheet1.A37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мпи</text:p>
              </table:table-cell>
              <table:table-cell office:value-type="string">
                <text:p>Column A</text:p>
              </table:table-cell>
              <table:table-cell office:value-type="string">
                <text:p>sor</text:p>
              </table:table-cell>
            </table:table-row>
          </table:table-header-rows>
          <table:table-rows>
            <table:table-row>
              <table:table-cell office:value-type="float" office:value="191">
                <text:p>191</text:p>
                <draw:g>
                  <svg:desc>Sheet1.B21:Sheet1.B37</svg:desc>
                </draw:g>
              </table:table-cell>
              <table:table-cell office:value-type="float" office:value="10">
                <text:p>10</text:p>
                <draw:g>
                  <svg:desc>Sheet1.A3:Sheet1.A19</svg:desc>
                </draw:g>
              </table:table-cell>
              <table:table-cell office:value-type="float" office:value="359">
                <text:p>359</text:p>
                <draw:g>
                  <svg:desc>Sheet1.B3:Sheet1.B19</svg:desc>
                </draw:g>
              </table:table-cell>
              <table:table-cell office:value-type="float" office:value="10">
                <text:p>10</text:p>
                <draw:g>
                  <svg:desc>Sheet1.A21:Sheet1.A37</svg:desc>
                </draw:g>
              </table:table-cell>
              <table:table-cell office:value-type="float" office:value="191">
                <text:p>191</text:p>
                <draw:g>
                  <svg:desc>Sheet1.B21:Sheet1.B37</svg:desc>
                </draw:g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20">
                <text:p>20</text:p>
              </table:table-cell>
              <table:table-cell office:value-type="float" office:value="1211">
                <text:p>1211</text:p>
              </table:table-cell>
              <table:table-cell office:value-type="float" office:value="20">
                <text:p>2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1323">
                <text:p>1323</text:p>
              </table:table-cell>
              <table:table-cell office:value-type="float" office:value="30">
                <text:p>30</text:p>
              </table:table-cell>
              <table:table-cell office:value-type="float" office:value="2498">
                <text:p>2498</text:p>
              </table:table-cell>
              <table:table-cell office:value-type="float" office:value="30">
                <text:p>30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float" office:value="2219">
                <text:p>2219</text:p>
              </table:table-cell>
              <table:table-cell office:value-type="float" office:value="40">
                <text:p>40</text:p>
              </table:table-cell>
              <table:table-cell office:value-type="float" office:value="4185">
                <text:p>4185</text:p>
              </table:table-cell>
              <table:table-cell office:value-type="float" office:value="40">
                <text:p>40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float" office:value="3318">
                <text:p>3318</text:p>
              </table:table-cell>
              <table:table-cell office:value-type="float" office:value="50">
                <text:p>50</text:p>
              </table:table-cell>
              <table:table-cell office:value-type="float" office:value="6251">
                <text:p>6251</text:p>
              </table:table-cell>
              <table:table-cell office:value-type="float" office:value="50">
                <text:p>50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float" office:value="4612">
                <text:p>4612</text:p>
              </table:table-cell>
              <table:table-cell office:value-type="float" office:value="60">
                <text:p>60</text:p>
              </table:table-cell>
              <table:table-cell office:value-type="float" office:value="8677">
                <text:p>8677</text:p>
              </table:table-cell>
              <table:table-cell office:value-type="float" office:value="60">
                <text:p>60</text:p>
              </table:table-cell>
              <table:table-cell office:value-type="float" office:value="4612">
                <text:p>4612</text:p>
              </table:table-cell>
            </table:table-row>
            <table:table-row>
              <table:table-cell office:value-type="float" office:value="6092">
                <text:p>6092</text:p>
              </table:table-cell>
              <table:table-cell office:value-type="float" office:value="70">
                <text:p>70</text:p>
              </table:table-cell>
              <table:table-cell office:value-type="float" office:value="11450">
                <text:p>11450</text:p>
              </table:table-cell>
              <table:table-cell office:value-type="float" office:value="70">
                <text:p>70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float" office:value="7754">
                <text:p>7754</text:p>
              </table:table-cell>
              <table:table-cell office:value-type="float" office:value="80">
                <text:p>80</text:p>
              </table:table-cell>
              <table:table-cell office:value-type="float" office:value="14556">
                <text:p>14556</text:p>
              </table:table-cell>
              <table:table-cell office:value-type="float" office:value="80">
                <text:p>80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9591">
                <text:p>9591</text:p>
              </table:table-cell>
              <table:table-cell office:value-type="float" office:value="90">
                <text:p>90</text:p>
              </table:table-cell>
              <table:table-cell office:value-type="float" office:value="17985">
                <text:p>17985</text:p>
              </table:table-cell>
              <table:table-cell office:value-type="float" office:value="90">
                <text:p>90</text:p>
              </table:table-cell>
              <table:table-cell office:value-type="float" office:value="9591">
                <text:p>9591</text:p>
              </table:table-cell>
            </table:table-row>
            <table:table-row>
              <table:table-cell office:value-type="float" office:value="11599">
                <text:p>11599</text:p>
              </table:table-cell>
              <table:table-cell office:value-type="float" office:value="100">
                <text:p>100</text:p>
              </table:table-cell>
              <table:table-cell office:value-type="float" office:value="21728">
                <text:p>21728</text:p>
              </table:table-cell>
              <table:table-cell office:value-type="float" office:value="100">
                <text:p>100</text:p>
              </table:table-cell>
              <table:table-cell office:value-type="float" office:value="11599">
                <text:p>11599</text:p>
              </table:table-cell>
            </table:table-row>
            <table:table-row>
              <table:table-cell office:value-type="float" office:value="13773">
                <text:p>13773</text:p>
              </table:table-cell>
              <table:table-cell office:value-type="float" office:value="110">
                <text:p>110</text:p>
              </table:table-cell>
              <table:table-cell office:value-type="float" office:value="25776">
                <text:p>25776</text:p>
              </table:table-cell>
              <table:table-cell office:value-type="float" office:value="110">
                <text:p>110</text:p>
              </table:table-cell>
              <table:table-cell office:value-type="float" office:value="13773">
                <text:p>13773</text:p>
              </table:table-cell>
            </table:table-row>
            <table:table-row>
              <table:table-cell office:value-type="float" office:value="16110">
                <text:p>16110</text:p>
              </table:table-cell>
              <table:table-cell office:value-type="float" office:value="120">
                <text:p>120</text:p>
              </table:table-cell>
              <table:table-cell office:value-type="float" office:value="30121">
                <text:p>30121</text:p>
              </table:table-cell>
              <table:table-cell office:value-type="float" office:value="120">
                <text:p>120</text:p>
              </table:table-cell>
              <table:table-cell office:value-type="float" office:value="16110">
                <text:p>16110</text:p>
              </table:table-cell>
            </table:table-row>
            <table:table-row>
              <table:table-cell office:value-type="float" office:value="18606">
                <text:p>18606</text:p>
              </table:table-cell>
              <table:table-cell office:value-type="float" office:value="130">
                <text:p>130</text:p>
              </table:table-cell>
              <table:table-cell office:value-type="float" office:value="34756">
                <text:p>34756</text:p>
              </table:table-cell>
              <table:table-cell office:value-type="float" office:value="130">
                <text:p>130</text:p>
              </table:table-cell>
              <table:table-cell office:value-type="float" office:value="18606">
                <text:p>18606</text:p>
              </table:table-cell>
            </table:table-row>
            <table:table-row>
              <table:table-cell office:value-type="float" office:value="21259">
                <text:p>21259</text:p>
              </table:table-cell>
              <table:table-cell office:value-type="float" office:value="140">
                <text:p>140</text:p>
              </table:table-cell>
              <table:table-cell office:value-type="float" office:value="39676">
                <text:p>39676</text:p>
              </table:table-cell>
              <table:table-cell office:value-type="float" office:value="140">
                <text:p>140</text:p>
              </table:table-cell>
              <table:table-cell office:value-type="float" office:value="21259">
                <text:p>21259</text:p>
              </table:table-cell>
            </table:table-row>
            <table:table-row>
              <table:table-cell office:value-type="float" office:value="24064">
                <text:p>24064</text:p>
              </table:table-cell>
              <table:table-cell office:value-type="float" office:value="150">
                <text:p>150</text:p>
              </table:table-cell>
              <table:table-cell office:value-type="float" office:value="44873">
                <text:p>44873</text:p>
              </table:table-cell>
              <table:table-cell office:value-type="float" office:value="150">
                <text:p>150</text:p>
              </table:table-cell>
              <table:table-cell office:value-type="float" office:value="24064">
                <text:p>24064</text:p>
              </table:table-cell>
            </table:table-row>
            <table:table-row>
              <table:table-cell office:value-type="float" office:value="27020">
                <text:p>27020</text:p>
              </table:table-cell>
              <table:table-cell office:value-type="float" office:value="160">
                <text:p>160</text:p>
              </table:table-cell>
              <table:table-cell office:value-type="float" office:value="50343">
                <text:p>50343</text:p>
              </table:table-cell>
              <table:table-cell office:value-type="float" office:value="160">
                <text:p>160</text:p>
              </table:table-cell>
              <table:table-cell office:value-type="float" office:value="27020">
                <text:p>27020</text:p>
              </table:table-cell>
            </table:table-row>
            <table:table-row>
              <table:table-cell office:value-type="float" office:value="30123">
                <text:p>30123</text:p>
              </table:table-cell>
              <table:table-cell office:value-type="float" office:value="170">
                <text:p>170</text:p>
              </table:table-cell>
              <table:table-cell office:value-type="float" office:value="56080">
                <text:p>56080</text:p>
              </table:table-cell>
              <table:table-cell office:value-type="float" office:value="170">
                <text:p>170</text:p>
              </table:table-cell>
              <table:table-cell office:value-type="float" office:value="30123">
                <text:p>301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65:Sheet1.A73 Sheet1.C65:Sheet1.C73" svg:x="1.331cm" svg:y="0.18cm" svg:width="14.349cm" svg:height="7.659cm">
          <chart:coordinate-region svg:x="2.243cm" svg:y="0.379cm" svg:width="13.157cm" svg:height="6.813cm"/>
          <chart:axis chart:dimension="x" chart:name="primary-x" chart:style-name="ch3">
            <chart:title svg:x="8.329cm" svg:y="8.019cm" chart:style-name="ch4">
              <text:p>N</text:p>
            </chart:title>
          </chart:axis>
          <chart:axis chart:dimension="y" chart:name="primary-y" chart:style-name="ch5">
            <chart:title svg:x="0.451cm" svg:y="5.058cm" chart:style-name="ch6">
              <text:p>Погрешность</text:p>
            </chart:title>
            <chart:grid chart:style-name="ch7" chart:class="major"/>
          </chart:axis>
          <chart:series chart:style-name="ch8" chart:values-cell-range-address="Sheet1.C65:Sheet1.C73" chart:class="chart:scatter">
            <chart:domain table:cell-range-address="Sheet1.A65:Sheet1.A73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65:Sheet1.A73</svg:desc>
                </draw:g>
              </table:table-cell>
              <table:table-cell office:value-type="float" office:value="0.101404285714286">
                <text:p>0.101404285714286</text:p>
                <draw:g>
                  <svg:desc>Sheet1.C65:Sheet1.C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742014285714286">
                <text:p>0.0742014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565595714285714">
                <text:p>0.0565595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454437142857143">
                <text:p>0.04544371428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379014285714286">
                <text:p>0.03790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32478">
                <text:p>0.0324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284001428571429">
                <text:p>0.028400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25226">
                <text:p>0.025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226867857142857">
                <text:p>0.02268678571428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87:Sheet1.A95 Sheet1.C87:Sheet1.C95" svg:x="1.331cm" svg:y="0.18cm" svg:width="14.349cm" svg:height="7.659cm">
          <chart:coordinate-region svg:x="2.429cm" svg:y="0.38cm" svg:width="12.971cm" svg:height="6.812cm"/>
          <chart:axis chart:dimension="x" chart:name="primary-x" chart:style-name="ch3">
            <chart:title svg:x="8.329cm" svg:y="8.019cm" chart:style-name="ch4">
              <text:p>N</text:p>
            </chart:title>
          </chart:axis>
          <chart:axis chart:dimension="y" chart:name="primary-y" chart:style-name="ch5">
            <chart:title svg:x="0.451cm" svg:y="5.019cm" chart:style-name="ch6">
              <text:p>погрешность</text:p>
            </chart:title>
            <chart:grid chart:style-name="ch7" chart:class="major"/>
          </chart:axis>
          <chart:series chart:style-name="ch8" chart:values-cell-range-address="Sheet1.C87:Sheet1.C95" chart:class="chart:scatter">
            <chart:domain table:cell-range-address="Sheet1.A87:Sheet1.A95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87:Sheet1.A95</svg:desc>
                </draw:g>
              </table:table-cell>
              <table:table-cell office:value-type="float" office:value="0.0164266">
                <text:p>0.0164266</text:p>
                <draw:g>
                  <svg:desc>Sheet1.C87:Sheet1.C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126182">
                <text:p>0.0126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">
                <text:p>175</text:p>
              </table:table-cell>
              <table:table-cell office:value-type="float" office:value="0.01014834">
                <text:p>0.01014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0.00859212">
                <text:p>0.00859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5">
                <text:p>325</text:p>
              </table:table-cell>
              <table:table-cell office:value-type="float" office:value="0.0075362">
                <text:p>0.0075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0.00677692">
                <text:p>0.00677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5">
                <text:p>475</text:p>
              </table:table-cell>
              <table:table-cell office:value-type="float" office:value="0.00620602">
                <text:p>0.00620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0">
                <text:p>550</text:p>
              </table:table-cell>
              <table:table-cell office:value-type="float" office:value="0.00576164">
                <text:p>0.00576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5">
                <text:p>625</text:p>
              </table:table-cell>
              <table:table-cell office:value-type="float" office:value="0.00540615">
                <text:p>0.005406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